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bold" officeooo:paragraph-rsid="0019f153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19f153" style:font-size-asian="10pt" style:font-size-complex="10pt"/>
    </style:style>
    <style:style style:name="P5" style:family="paragraph" style:parent-style-name="Header">
      <style:text-properties officeooo:rsid="0019f153" officeooo:paragraph-rsid="0019f153"/>
    </style:style>
    <style:style style:name="T1" style:family="text">
      <style:text-properties officeooo:rsid="0019f153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text:span text:style-name="T1">1</text:span>. Every complete statement ends with a</text:p>
        <text:p text:style-name="P3">A) period</text:p>
        <text:p text:style-name="P3">B) # symbol</text:p>
        <text:p text:style-name="P3">C) semicolon</text:p>
        <text:p text:style-name="P3">D) ending brace</text:p>
        <text:p text:style-name="P3"/>
        <text:p text:style-name="P1"><text:span text:style-name="T1">2</text:span>. Which of the following statements is correct?</text:p>
        <text:p text:style-name="P3">A) #include (iostream)</text:p>
        <text:p text:style-name="P3">B) #include {iostream}</text:p>
        <text:p text:style-name="P3">C) #include &lt;iostream&gt;</text:p>
        <text:p text:style-name="P3">D) #include [iostream]</text:p>
        <text:p text:style-name="P3">E) All of the above</text:p>
        <text:p text:style-name="P3"/>
        <text:p text:style-name="P1"><text:span text:style-name="T1">3</text:span>. Every C++ program must have a</text:p>
        <text:p text:style-name="P3">A) cout statement</text:p>
        <text:p text:style-name="P3">B) function main</text:p>
        <text:p text:style-name="P3">C) #include statement</text:p>
        <text:p text:style-name="P3">D) All of the above</text:p>
        <text:p text:style-name="P4"/>
        <text:p text:style-name="P2"><text:span text:style-name="T1">4</text:span>. Preprocessor directives begin with a</text:p>
        <text:p text:style-name="P3">A) #</text:p>
        <text:p text:style-name="P3">B) !</text:p>
        <text:p text:style-name="P3">C) &lt;</text:p>
        <text:p text:style-name="P3">D) *</text:p>
        <text:p text:style-name="P3">E) None of the above</text:p>
        <text:p text:style-name="P3"/>
        <text:p text:style-name="P1"><text:span text:style-name="T1">5</text:span>. The following data</text:p>
        <text:p text:style-name="P1"><text:tab/>72</text:p>
        <text:p text:style-name="P1"><text:tab/>'A'</text:p>
        <text:p text:style-name="P1"><text:tab/>"Hello World"</text:p>
        <text:p text:style-name="P1"><text:tab/>2.8712</text:p>
        <text:p text:style-name="P1">are all examples of</text:p>
        <text:p text:style-name="P3">A) Variables</text:p>
        <text:p text:style-name="P3">B) Literals or constants</text:p>
        <text:p text:style-name="P3">C) Strings</text:p>
        <text:p text:style-name="P3">D) None of the above</text:p>
        <text:p text:style-name="P3"/>
        <text:p text:style-name="P1"><text:span text:style-name="T1">6</text:span>. A group of statements, such as the contents of a function, is enclosed in</text:p>
        <text:p text:style-name="P3">A) Braces {}</text:p>
        <text:p text:style-name="P3">B) Parentheses ()</text:p>
        <text:p text:style-name="P3">C) Brackets &lt;&gt;</text:p>
        <text:p text:style-name="P3">D) All of the above will do</text:p>
        <text:p text:style-name="P1"/>
        <text:p text:style-name="P1"><text:span text:style-name="T1">7</text:span>. Which of the following are not valid assignment statements? (Circle all that apply.)</text:p>
        <text:p text:style-name="P3">A) total = 9;</text:p>
        <text:p text:style-name="P3">B) 72 = amount;</text:p>
        <text:p text:style-name="P3">C) profit = 129</text:p>
        <text:p text:style-name="P4">D) letter = 'W';</text:p>
        <text:p text:style-name="P1"><text:span text:style-name="T1">8</text:span>. Which of the following are not valid cout statements? (Circle all that apply.)</text:p>
        <text:p text:style-name="P3">A) cout &lt;&lt; "Hello World";</text:p>
        <text:p text:style-name="P3">B) cout &lt;&lt; "Have a nice day"\n;</text:p>
        <text:p text:style-name="P3">C) cout &lt; value;</text:p>
        <text:p text:style-name="P3">D) cout &lt;&lt; Programming is great fun;</text:p>
        <text:p text:style-name="P3"/>
        <text:p text:style-name="P1"><text:span text:style-name="T1">9</text:span>. Assume w = 5, x = 4, y = 8, and z = 2. What value will be stored in result in each of</text:p>
        <text:p text:style-name="P1">the following statements?</text:p>
        <text:p text:style-name="P3">A) result = x + y;</text:p>
        <text:p text:style-name="P3">B) result = z * 2;</text:p>
        <text:p text:style-name="P3">C) result = y / x;</text:p>
        <text:p text:style-name="P3">D) result = y − z;</text:p>
        <text:p text:style-name="P3">E) result = w % 2;</text:p>
        <text:p text:style-name="P3"/>
        <text:p text:style-name="P1">1<text:span text:style-name="T1">0</text:span>. How would each of the following numbers be represented in E notation?</text:p>
        <text:p text:style-name="P3">A) 3.287 × 10 6</text:p>
        <text:p text:style-name="P3">B) −978.65 × 10 12</text:p>
        <text:p text:style-name="P3">C) 7.65491 × 10 −3</text:p>
        <text:p text:style-name="P3">D) −58710.23 × 10 −4</text:p>
        <text:p text:style-name="P3"/>
        <text:p text:style-name="P1">1<text:span text:style-name="T1">1</text:span>. The negation operator is</text:p>
        <text:p text:style-name="P3">A) Unary</text:p>
        <text:p text:style-name="P3">B) Binary</text:p>
        <text:p text:style-name="P3">C) Ternary</text:p>
        <text:p text:style-name="P3">D) None of the above</text:p>
        <text:p text:style-name="P3"/>
        <text:p text:style-name="P1"><text:span text:style-name="T1">12</text:span>. A(n) ___________ is like a variable, but its value is read-only and cannot be changed</text:p>
        <text:p text:style-name="P1">during the program’s execution.</text:p>
        <text:p text:style-name="P3">A) secure variable</text:p>
        <text:p text:style-name="P3">B) uninitialized variable</text:p>
        <text:p text:style-name="P3">C) named constant</text:p>
        <text:p text:style-name="P3">D) locked variable</text:p>
        <text:p text:style-name="P3"/>
        <text:p text:style-name="P1"><text:span text:style-name="T1">13</text:span>. When do preprocessor directives execute?</text:p>
        <text:p text:style-name="P3">A) Before the compiler compiles your program</text:p>
        <text:p text:style-name="P3">B) After the compiler compiles your program</text:p>
        <text:p text:style-name="P3">C) At the same time as the compiler compiles your program</text:p>
        <text:p text:style-name="P3">D) None of the above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f153" officeooo:paragraph-rsid="0019f15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apter 2: Introduction C++ Qui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56:12.171949411</meta:creation-date>
    <dc:date>2017-10-16T03:04:29.994538980</dc:date>
    <meta:editing-duration>PT8M19S</meta:editing-duration>
    <meta:editing-cycles>1</meta:editing-cycles>
    <meta:document-statistic meta:table-count="0" meta:image-count="0" meta:object-count="0" meta:page-count="1" meta:paragraph-count="76" meta:word-count="386" meta:character-count="1896" meta:non-whitespace-character-count="1582"/>
    <meta:generator>LibreOffice/5.4.2.2.0$Linux_X86_64 LibreOffice_project/40m0$Build-2</meta:generator>
  </office:meta>
</office:document-meta>
</file>